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" manifest:media-type=""/>
  <manifest:file-entry manifest:full-path="Thumbnails/thumbnail.png" manifest:media-type="image/png"/>
  <manifest:file-entry manifest:full-path="Object 6" manifest:media-type="application/octet-stream"/>
  <manifest:file-entry manifest:full-path="content.xml" manifest:media-type="text/xml"/>
  <manifest:file-entry manifest:full-path="Object 8" manifest:media-type="application/octet-stream"/>
  <manifest:file-entry manifest:full-path="styles.xml" manifest:media-type="text/xml"/>
  <manifest:file-entry manifest:full-path="Object 4" manifest:media-type="application/octet-stream"/>
  <manifest:file-entry manifest:full-path="Object 9" manifest:media-type="application/octet-stream"/>
  <manifest:file-entry manifest:full-path="Object 7" manifest:media-type="application/octet-stream"/>
  <manifest:file-entry manifest:full-path="Configurations2/" manifest:media-type="application/vnd.sun.xml.ui.configuration"/>
  <manifest:file-entry manifest:full-path="Object 5" manifest:media-type="application/octet-stream"/>
  <manifest:file-entry manifest:full-path="Object 3" manifest:media-type="application/octet-stream"/>
  <manifest:file-entry manifest:full-path="settings.xml" manifest:media-type="text/xml"/>
  <manifest:file-entry manifest:full-path="Object 1" manifest:media-type="application/octet-strea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2" style:family="paragraph" style:parent-style-name="Normal">
      <style:paragraph-properties fo:margin-left="0.5in" fo:margin-right="0in" fo:text-align="justify" style:justify-single-word="false" fo:text-indent="0.4835in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3" style:family="paragraph" style:parent-style-name="Normal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4" style:family="paragraph" style:parent-style-name="Normal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5" style:family="paragraph" style:parent-style-name="Normal">
      <style:paragraph-properties fo:margin-left="0.25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6" style:family="paragraph" style:parent-style-name="Normal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7" style:family="paragraph" style:parent-style-name="Normal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8" style:family="paragraph" style:parent-style-name="Normal">
      <style:paragraph-properties fo:margin-top="0.1945in" fo:margin-bottom="0.1945in" style:contextual-spacing="false" fo:line-height="100%"/>
      <style:text-properties style:font-name="Times New Roman" fo:font-size="14pt" style:font-name-asian="Times New Roman" style:font-size-asian="14pt" style:font-name-complex="Times New Roman"/>
    </style:style>
    <style:style style:name="P9" style:family="paragraph" style:parent-style-name="Normal">
      <style:paragraph-properties fo:margin-left="0.5in" fo:margin-right="0in" fo:margin-top="0.1929in" fo:margin-bottom="0.1929in" style:contextual-spacing="false" fo:line-height="100%" fo:text-indent="0in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10" style:family="paragraph" style:parent-style-name="Normal">
      <style:paragraph-properties fo:text-align="justify" style:justify-single-word="false"/>
      <style:text-properties style:font-name="Times New Roman" fo:font-size="14pt" officeooo:rsid="000804a0" officeooo:paragraph-rsid="000804a0" style:font-name-asian="Times New Roman" style:font-size-asian="14pt" style:font-name-complex="Times New Roman"/>
    </style:style>
    <style:style style:name="P11" style:family="paragraph" style:parent-style-name="Normal">
      <style:paragraph-properties fo:margin-left="0.5in" fo:margin-right="0in" fo:text-align="justify" style:justify-single-word="false" fo:text-indent="0.4835in" style:auto-text-indent="false">
        <style:tab-stops/>
      </style:paragraph-properties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12" style:family="paragraph" style:parent-style-name="Normal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13" style:family="paragraph" style:parent-style-name="Normal">
      <style:paragraph-properties fo:margin-top="0.1945in" fo:margin-bottom="0.1945in" style:contextual-spacing="false" fo:line-height="150%"/>
      <style:text-properties style:font-name="Times New Roman" fo:font-size="24pt" fo:font-weight="bold" style:font-name-asian="Times New Roman" style:font-size-asian="24pt" style:font-weight-asian="bold" style:font-name-complex="Times New Roman"/>
    </style:style>
    <style:style style:name="P14" style:family="paragraph" style:parent-style-name="Normal">
      <style:paragraph-properties fo:margin-top="0.1945in" fo:margin-bottom="0.1945in" style:contextual-spacing="false" fo:line-height="100%"/>
      <style:text-properties style:font-name="Times New Roman" fo:font-size="24pt" fo:font-weight="bold" style:font-name-asian="Times New Roman" style:font-size-asian="24pt" style:font-weight-asian="bold" style:font-name-complex="Times New Roman"/>
    </style:style>
    <style:style style:name="P15" style:family="paragraph" style:parent-style-name="Normal">
      <style:paragraph-properties fo:text-align="end" style:justify-single-word="false"/>
    </style:style>
    <style:style style:name="P16" style:family="paragraph" style:parent-style-name="Normal">
      <style:paragraph-properties fo:line-height="100%" fo:text-align="justify" style:justify-single-word="false"/>
      <style:text-properties fo:color="#000000" loext:opacity="100%" style:font-name="Times New Roman" fo:font-size="16pt" fo:letter-spacing="0.0102in" fo:font-weight="bold" style:font-name-asian="Times New Roman" style:font-size-asian="16pt" style:font-weight-asian="bold" style:font-name-complex="Times New Roman"/>
    </style:style>
    <style:style style:name="P17" style:family="paragraph" style:parent-style-name="Normal">
      <style:paragraph-properties fo:margin-top="0.0693in" fo:margin-bottom="0in" style:contextual-spacing="false" fo:line-height="150%"/>
    </style:style>
    <style:style style:name="P18" style:family="paragraph" style:parent-style-name="Normal">
      <style:paragraph-properties fo:margin-top="0.1945in" fo:margin-bottom="0.1945in" style:contextual-spacing="false" fo:line-height="100%"/>
    </style:style>
    <style:style style:name="P19" style:family="paragraph" style:parent-style-name="Normal">
      <style:paragraph-properties fo:margin-left="0in" fo:margin-right="0in" fo:line-height="100%" fo:text-align="justify" style:justify-single-word="false" fo:text-indent="0.4917in" style:auto-text-indent="false"/>
    </style:style>
    <style:style style:name="P20" style:family="paragraph" style:parent-style-name="Normal">
      <style:paragraph-properties fo:margin-left="0.4917in" fo:margin-right="0in" fo:margin-top="0.1929in" fo:margin-bottom="0.1929in" style:contextual-spacing="false" fo:line-height="100%" fo:text-align="justify" style:justify-single-word="false" fo:text-indent="0.2417in" style:auto-text-indent="false">
        <style:tab-stops/>
      </style:paragraph-properties>
    </style:style>
    <style:style style:name="P21" style:family="paragraph" style:parent-style-name="Normal">
      <style:paragraph-properties fo:margin-left="0.5in" fo:margin-right="0in" fo:margin-top="0.1929in" fo:margin-bottom="0.1929in" style:contextual-spacing="false" fo:line-height="100%" fo:text-indent="0in" style:auto-text-indent="false">
        <style:tab-stops/>
      </style:paragraph-properties>
    </style:style>
    <style:style style:name="P22" style:family="paragraph" style:parent-style-name="Normal">
      <style:paragraph-properties fo:margin-left="0in" fo:margin-right="0in" fo:text-align="justify" style:justify-single-word="false" fo:text-indent="0.4917in" style:auto-text-indent="false"/>
    </style:style>
    <style:style style:name="P23" style:family="paragraph" style:parent-style-name="Normal">
      <style:paragraph-properties fo:margin-left="0.4917in" fo:margin-right="0in" fo:text-align="justify" style:justify-single-word="false" fo:text-indent="0.4917in" style:auto-text-indent="false">
        <style:tab-stops/>
      </style:paragraph-properties>
    </style:style>
    <style:style style:name="P24" style:family="paragraph" style:parent-style-name="Normal">
      <style:paragraph-properties fo:margin-left="0.25in" fo:margin-right="0in" fo:text-align="justify" style:justify-single-word="false" fo:text-indent="0.4917in" style:auto-text-indent="false">
        <style:tab-stops/>
      </style:paragraph-properties>
    </style:style>
    <style:style style:name="P25" style:family="paragraph" style:parent-style-name="Normal">
      <style:paragraph-properties fo:margin-left="0.4917in" fo:margin-right="0in" fo:text-indent="0.0083in" style:auto-text-indent="false">
        <style:tab-stops/>
      </style:paragraph-properties>
    </style:style>
    <style:style style:name="P26" style:family="paragraph" style:parent-style-name="Normal" style:master-page-name="MP0">
      <style:paragraph-properties fo:text-align="justify" style:justify-single-word="false" style:page-number="auto" fo:break-before="page"/>
      <style:text-properties style:font-name="Times New Roman" fo:font-size="14pt" style:font-name-asian="Times New Roman" style:font-size-asian="14pt" style:font-name-complex="Times New Roman"/>
    </style:style>
    <style:style style:name="P27" style:family="paragraph" style:parent-style-name="Normal" style:list-style-name="L1">
      <style:paragraph-properties fo:margin-left="0.5in" fo:margin-right="0in" fo:text-align="justify" style:justify-single-word="false" fo:text-indent="-0.25in" style:auto-text-indent="false">
        <style:tab-stops>
          <style:tab-stop style:position="-0.5in"/>
        </style:tab-stops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28" style:family="paragraph" style:parent-style-name="Normal" style:list-style-name="L3">
      <style:paragraph-properties fo:margin-left="0.5in" fo:margin-right="0in" fo:text-align="justify" style:justify-single-word="false" fo:text-indent="-0.25in" style:auto-text-indent="false">
        <style:tab-stops>
          <style:tab-stop style:position="-0.5in"/>
        </style:tab-stops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29" style:family="paragraph" style:parent-style-name="Normal" style:list-style-name="L2">
      <style:paragraph-properties fo:margin-left="0.5in" fo:margin-right="0in" fo:text-align="justify" style:justify-single-word="false" fo:text-indent="-0.25in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30" style:family="paragraph" style:parent-style-name="Normal" style:list-style-name="L1">
      <style:paragraph-properties fo:margin-left="0.5in" fo:margin-right="0in" fo:line-height="100%" fo:text-align="justify" style:justify-single-word="false" fo:text-indent="-0.25in" style:auto-text-indent="false">
        <style:tab-stops>
          <style:tab-stop style:position="-0.5in"/>
        </style:tab-stops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31" style:family="paragraph" style:parent-style-name="Normal" style:list-style-name="L4">
      <style:paragraph-properties fo:margin-left="0.5in" fo:margin-right="0in" fo:text-align="justify" style:justify-single-word="false" fo:text-indent="-0.25in" style:auto-text-indent="false">
        <style:tab-stops>
          <style:tab-stop style:position="-0.5in"/>
        </style:tab-stops>
      </style:paragraph-properties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32" style:family="paragraph" style:parent-style-name="Normal" style:list-style-name="L5">
      <style:paragraph-properties fo:margin-left="0.5in" fo:margin-right="0in" fo:text-align="justify" style:justify-single-word="false" fo:text-indent="-0.25in" style:auto-text-indent="false">
        <style:tab-stops>
          <style:tab-stop style:position="-0.5in"/>
        </style:tab-stops>
      </style:paragraph-properties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33" style:family="paragraph" style:parent-style-name="Normal" style:list-style-name="L6">
      <style:paragraph-properties fo:margin-left="0.5in" fo:margin-right="0in" fo:text-align="justify" style:justify-single-word="false" fo:text-indent="-0.25in" style:auto-text-indent="false">
        <style:tab-stops>
          <style:tab-stop style:position="-0.5in"/>
        </style:tab-stops>
      </style:paragraph-properties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34" style:family="paragraph" style:parent-style-name="Normal" style:list-style-name="L7">
      <style:paragraph-properties fo:margin-left="0.5in" fo:margin-right="0in" fo:text-align="justify" style:justify-single-word="false" fo:text-indent="-0.25in" style:auto-text-indent="false">
        <style:tab-stops>
          <style:tab-stop style:position="-0.5in"/>
        </style:tab-stops>
      </style:paragraph-properties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35" style:family="paragraph" style:parent-style-name="Normal" style:list-style-name="L8">
      <style:paragraph-properties fo:margin-left="0.5in" fo:margin-right="0in" fo:text-align="justify" style:justify-single-word="false" fo:text-indent="-0.25in" style:auto-text-indent="false">
        <style:tab-stops>
          <style:tab-stop style:position="-0.5in"/>
        </style:tab-stops>
      </style:paragraph-properties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36" style:family="paragraph" style:parent-style-name="Normal" style:list-style-name="L9">
      <style:paragraph-properties fo:margin-left="0.5in" fo:margin-right="0in" fo:text-align="justify" style:justify-single-word="false" fo:text-indent="-0.25in" style:auto-text-indent="false">
        <style:tab-stops>
          <style:tab-stop style:position="-0.5in"/>
        </style:tab-stops>
      </style:paragraph-properties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37" style:family="paragraph" style:parent-style-name="Normal" style:list-style-name="L10">
      <style:paragraph-properties fo:margin-left="0.5in" fo:margin-right="0in" fo:text-align="justify" style:justify-single-word="false" fo:text-indent="-0.25in" style:auto-text-indent="false">
        <style:tab-stops>
          <style:tab-stop style:position="-0.5in"/>
        </style:tab-stops>
      </style:paragraph-properties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38" style:family="paragraph" style:parent-style-name="Normal">
      <style:paragraph-properties fo:margin-top="0.1945in" fo:margin-bottom="0.1945in" style:contextual-spacing="false" fo:line-height="150%"/>
      <style:text-properties style:font-name="Times New Roman" fo:font-size="24pt" fo:font-weight="bold" officeooo:paragraph-rsid="00083a98" style:font-name-asian="Times New Roman" style:font-size-asian="24pt" style:font-weight-asian="bold" style:font-name-complex="Times New Roman"/>
    </style:style>
    <style:style style:name="P39" style:family="paragraph" style:parent-style-name="Normal">
      <style:paragraph-properties fo:margin-top="0.1945in" fo:margin-bottom="0.1945in" style:contextual-spacing="false" fo:line-height="150%"/>
      <style:text-properties style:font-name="Times New Roman" fo:font-size="24pt" fo:font-weight="bold" style:font-name-asian="Times New Roman" style:font-size-asian="24pt" style:font-weight-asian="bold" style:font-name-complex="Times New Roman"/>
    </style:style>
    <style:style style:name="P40" style:family="paragraph" style:parent-style-name="Normal">
      <style:paragraph-properties fo:line-height="100%" fo:text-align="justify" style:justify-single-word="false"/>
      <style:text-properties fo:color="#000000" loext:opacity="100%" style:font-name="Times New Roman" fo:font-size="16pt" fo:letter-spacing="0.0102in" fo:font-weight="bold" style:font-name-asian="Times New Roman" style:font-size-asian="16pt" style:font-weight-asian="bold" style:font-name-complex="Times New Roman"/>
    </style:style>
    <style:style style:name="P41" style:family="paragraph" style:parent-style-name="Normal">
      <style:paragraph-properties fo:margin-top="0.0362in" fo:margin-bottom="0.0362in" style:contextual-spacing="false" fo:line-height="100%"/>
      <style:text-properties officeooo:paragraph-rsid="00083a98"/>
    </style:style>
    <style:style style:name="P42" style:family="paragraph" style:parent-style-name="Normal">
      <style:paragraph-properties fo:margin-top="0.0362in" fo:margin-bottom="0.0362in" style:contextual-spacing="false" fo:line-height="100%"/>
    </style:style>
    <style:style style:name="P43" style:family="paragraph" style:parent-style-name="Normal">
      <style:paragraph-properties fo:margin-top="0.1945in" fo:margin-bottom="0.1945in" style:contextual-spacing="false" fo:line-height="100%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44" style:family="paragraph" style:parent-style-name="Normal">
      <style:paragraph-properties fo:margin-top="0.0362in" fo:margin-bottom="0.0362in" style:contextual-spacing="false" fo:line-height="100%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 New Roman" fo:font-size="14pt" style:font-name-asian="Times New Roman" style:font-size-asian="14pt" style:font-name-complex="Times New Roman"/>
    </style:style>
    <style:style style:name="T2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3" style:family="text">
      <style:text-properties style:font-name="Times New Roman" fo:font-size="28pt" fo:font-weight="bold" style:font-name-asian="Times New Roman" style:font-size-asian="28pt" style:font-weight-asian="bold" style:font-name-complex="Times New Roman"/>
    </style:style>
    <style:style style:name="T4" style:family="text">
      <style:text-properties style:font-name="Times New Roman" fo:font-size="18pt" style:font-name-asian="Times New Roman" style:font-size-asian="18pt" style:font-name-complex="Times New Roman"/>
    </style:style>
    <style:style style:name="T5" style:family="text">
      <style:text-properties style:font-name="Times New Roman" fo:font-size="24pt" fo:font-weight="bold" style:font-name-asian="Times New Roman" style:font-size-asian="24pt" style:font-weight-asian="bold" style:font-name-complex="Times New Roman"/>
    </style:style>
    <style:style style:name="T6" style:family="text">
      <style:text-properties fo:color="#000000" loext:opacity="100%" style:font-name="Times New Roman" fo:font-size="14pt" style:font-name-asian="Times New Roman" style:font-size-asian="14pt" style:font-name-complex="Times New Roman"/>
    </style:style>
    <style:style style:name="T7" style:family="text">
      <style:text-properties fo:color="#000000" loext:opacity="100%" fo:font-size="16pt" fo:letter-spacing="0.0102in" fo:font-weight="normal" style:font-size-asian="16pt" style:font-weight-asian="normal" style:font-weight-complex="normal"/>
    </style:style>
    <style:style style:name="T8" style:family="text">
      <style:text-properties officeooo:rsid="00083a98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in" draw:visible-area-top="0in" draw:visible-area-width="1.9693in" draw:visible-area-height="1.9693in" draw:ole-draw-aspect="1"/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0">Факирзаи Амджад</text:p>
      <text:p text:style-name="P1"/>
      <text:p text:style-name="P1"/>
      <text:p text:style-name="Normal"><text:span text:style-name="Default_20_Paragraph_20_Font"><text:span text:style-name="T1"><text:tab/> <text:s text:c="7"/></text:span></text:span><text:span text:style-name="Default_20_Paragraph_20_Font"><text:span text:style-name="T3">Лабораторная работа 8</text:span></text:span></text:p>
      <text:p text:style-name="P15"><text:span text:style-name="Default_20_Paragraph_20_Font"><text:span text:style-name="T2"/></text:span></text:p>
      <text:p text:style-name="P38">Описание условия задачи</text:p>
      <text:p text:style-name="P16">Техническое задание</text:p>
      <text:p text:style-name="P7">Реализовать алгоритмы обработки графовых структур: поиск различных путей, проверку связности, построение остовых деревьев минимальной стоимости.</text:p>
      <text:p text:style-name="P16"/>
      <text:p text:style-name="P16">Исходные данные</text:p>
      <text:p text:style-name="P1">Номер команды меню.</text:p>
      <text:p text:style-name="P16"/>
      <text:p text:style-name="P16">Описание задачи, реализуемой программой</text:p>
      <text:p text:style-name="P1">Определяет, является ли связным заданный граф.</text:p>
      <text:p text:style-name="P16"/>
      <text:p text:style-name="P16">Способ обращения в программе</text:p>
      <text:p text:style-name="P1">Пользователю выдается меню, в котором он должен выбрать номер функции 0-3:</text:p>
      <text:list xml:id="list803504277" text:style-name="L1">
        <text:list-item>
          <text:p text:style-name="P27">0 – выход из программы</text:p>
        </text:list-item>
        <text:list-item>
          <text:p text:style-name="P30">1 - пастроить граф</text:p>
        </text:list-item>
        <text:list-item>
          <text:p text:style-name="P30">2 - Вывести граф</text:p>
        </text:list-item>
        <text:list-item>
          <text:p text:style-name="P30"><text:soft-page-break/>3 - Определить тип графа</text:p>
        </text:list-item>
      </text:list>
      <text:p text:style-name="P16"/>
      <text:p text:style-name="P16">Описание возможных аварийных ситуаций и ошибок пользователя</text:p>
      <text:list xml:id="list305223637" text:style-name="L2">
        <text:list-item>
          <text:p text:style-name="P29">Динамическая память не сможет выделится.</text:p>
        </text:list-item>
        <text:list-item>
          <text:p text:style-name="P29">Попытка вывести\нарисовать пустой граф.</text:p>
        </text:list-item>
      </text:list>
      <text:p text:style-name="P16">Описание внутренних СД</text:p>
      <text:p text:style-name="P17"><text:span text:style-name="Default_20_Paragraph_20_Font"><text:span text:style-name="T6">Для реализации данной задачи создана структура graph, которая используется для хранения графа. size – количество вершин, matrix – указатель на матрицу смежности.</text:span></text:span></text:p>
      <text:p text:style-name="P18"><draw:frame draw:style-name="fr1" draw:name="rectole0000000000" text:anchor-type="as-char" svg:y="0in" svg:width="3.1457in" style:rel-width="scale" svg:height="1.9374in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4">Функции</text:p>
      <text:p text:style-name="P41"><text:span text:style-name="Default_20_Paragraph_20_Font"><text:span text:style-name="T1"><text:s/></text:span></text:span><text:span text:style-name="Default_20_Paragraph_20_Font"><text:span text:style-name="T4">функций граф:</text:span></text:span></text:p>
      <text:p text:style-name="P41">/**</text:p>
      <text:p text:style-name="P41"><text:s/>* @brief Создает граф на основе ввода пользователя.</text:p>
      <text:p text:style-name="P41"><text:s/>* Эта функция предлагает пользователю ввести общее количество вершин и</text:p>
      <text:p text:style-name="P42"><text:s/>* пути между ними. Она выделяет память для матрицы смежности и</text:p>
      <text:p text:style-name="P42"><text:s/>* транспонированной матрицы графа.</text:p>
      <text:p text:style-name="P42"><text:s text:c="2"/>* @param graph Указатель на структуру графа, которую необходимо создать.</text:p>
      <text:p text:style-name="P42"><text:s/>* @return Возвращает OK (0), если создание графа успешно, или код ошибки в противном случае.</text:p>
      <text:p text:style-name="P42"><text:soft-page-break/><text:s/>*/</text:p>
      <text:p text:style-name="P44">int create_graph(graph_t *graph);</text:p>
      <text:p text:style-name="P42"/>
      <text:p text:style-name="P42">/**</text:p>
      <text:p text:style-name="P42"><text:s/>* @brief Инициализирует структуру графа.</text:p>
      <text:p text:style-name="P42"><text:s/>*</text:p>
      <text:p text:style-name="P42"><text:s/>* Эта функция инициализирует заданную структуру графа, устанавливая ее матрицу,</text:p>
      <text:p text:style-name="P42"><text:s/>* транспонированную матрицу и размер в начальные значения.</text:p>
      <text:p text:style-name="P42"><text:s/>*</text:p>
      <text:p text:style-name="P42"><text:s/>* @param graph Указатель на структуру графа, которую необходимо инициализировать.</text:p>
      <text:p text:style-name="P42"><text:s/>*/</text:p>
      <text:p text:style-name="P43">void init_graph(graph_t *graph);</text:p>
      <text:p text:style-name="P42">/**</text:p>
      <text:p text:style-name="P41">* @brief Освобождает выделенную память для структуры графа.</text:p>
      <text:p text:style-name="P41"><text:s/>* Эта функция освобождает память, выделенную для матрицы смежности и</text:p>
      <text:p text:style-name="P42"><text:s/>* транспонированной матрицы графа. Она устанавливает указатели на матрицы в NULL.</text:p>
      <text:p text:style-name="P42"><text:s/>*</text:p>
      <text:p text:style-name="P42"><text:s/>* @param graph Указатель на структуру графа, которую необходимо освободить.</text:p>
      <text:p text:style-name="P42"><text:s/>*/</text:p>
      <text:p text:style-name="P44">void free_graph(graph_t *graph);</text:p>
      <text:p text:style-name="P42"/>
      <text:p text:style-name="P42">/**</text:p>
      <text:p text:style-name="P42"><text:s/>* @brief Выводит граф в формате DOT Graphviz и генерирует изображение.</text:p>
      <text:p text:style-name="P42"><text:s/>*</text:p>
      <text:p text:style-name="P42"><text:s/>* Эта функция создает файл DOT, представляющий граф, и использует Graphviz</text:p>
      <text:p text:style-name="P42"><text:s/>* для создания изображения в формате PNG. Сгенерированное изображение открывается с использованием</text:p>
      <text:p text:style-name="P42"><text:s/>* программы просмотра по умолчанию.</text:p>
      <text:p text:style-name="P42"><text:s/>*</text:p>
      <text:p text:style-name="P42"><text:s/>* @param graph Указатель на структуру графа, которую необходимо вывести.</text:p>
      <text:p text:style-name="P42"><text:s/>*/</text:p>
      <text:p text:style-name="P44"><text:soft-page-break/>void print_graph(graph_t *graph);</text:p>
      <text:p text:style-name="P44"/>
      <text:p text:style-name="P42">/**</text:p>
      <text:p text:style-name="P42"><text:s/>* @brief Определяет, связан ли граф, начиная с заданной вершины.</text:p>
      <text:p text:style-name="P42"><text:s/>*</text:p>
      <text:p text:style-name="P42"><text:s/>* Эта функция выполняет поиск в глубину (DFS), начиная с указанной</text:p>
      <text:p text:style-name="P42"><text:s/>* вершины, чтобы определить, связан ли граф. Результат выводится в консоль.</text:p>
      <text:p text:style-name="P42"><text:s/>*</text:p>
      <text:p text:style-name="P42"><text:s/>* @param graph Указатель на структуру графа.</text:p>
      <text:p text:style-name="P42"><text:s/>* @param start_vertex Начальная вершина для DFS.</text:p>
      <text:p text:style-name="P42"><text:s/>* @return Возвращает 1, если граф связан, 0 в противном случае, или код ошибки.</text:p>
      <text:p text:style-name="P42"><text:s/>*/</text:p>
      <text:p text:style-name="P44">int is_connected(graph_t *graph, int start_vertex);</text:p>
      <text:p text:style-name="P13"/>
      <text:p text:style-name="P13">Описание алгоритма</text:p>
      <text:p text:style-name="P18"><text:span text:style-name="Default_20_Paragraph_20_Font"><text:span text:style-name="T2">Инициализация массива Visited:</text:span></text:span></text:p>
      <text:p text:style-name="P8">Создайте массив с именем visited для отслеживания посещенных вершин. Инициализируйте его нулями.</text:p>
      <text:p text:style-name="P18"><draw:frame draw:style-name="fr1" draw:name="rectole0000000002" text:anchor-type="as-char" svg:y="0in" svg:width="2.8957in" style:rel-width="scale" svg:height="0.3228in" style:rel-height="scale" draw:z-index="1"><draw:object-ole xlink:href="./Object 3" xlink:type="simple" xlink:show="embed" xlink:actuate="onLoad"/><draw:image xlink:href="./ObjectReplacements/Object 3" xlink:type="simple" xlink:show="embed" xlink:actuate="onLoad"/></draw:frame></text:p>
      <text:p text:style-name="P18"><text:span text:style-name="Default_20_Paragraph_20_Font"><text:span text:style-name="T2">DFS-Обход:</text:span></text:span></text:p>
      <text:p text:style-name="P8">Начните DFS-обход с указанной start_vertex.</text:p>
      <text:p text:style-name="P18"><text:soft-page-break/><draw:frame draw:style-name="fr1" draw:name="rectole0000000003" text:anchor-type="as-char" svg:y="0in" svg:width="3.8335in" style:rel-width="scale" svg:height="0.2917in" style:rel-height="scale" draw:z-index="2"><draw:object-ole xlink:href="./Object 4" xlink:type="simple" xlink:show="embed" xlink:actuate="onLoad"/><draw:image xlink:href="./ObjectReplacements/Object 4" xlink:type="simple" xlink:show="embed" xlink:actuate="onLoad"/></draw:frame></text:p>
      <text:p text:style-name="P18"><text:span text:style-name="Default_20_Paragraph_20_Font"><text:span text:style-name="T2">Рекурсивная функция DFS (dfs_check_connected):</text:span></text:span></text:p>
      <text:p text:style-name="P8">Функция DFS помечает текущую вершину как посещенную (visited[index] = 1). Затем она рекурсивно вызывает саму себя для всех смежных вершин, которые не посещены и имеют ребро в графе.</text:p>
      <text:p text:style-name="P18"><draw:frame draw:style-name="fr1" draw:name="rectole0000000004" text:anchor-type="as-char" svg:y="0in" svg:width="5.0311in" style:rel-width="scale" svg:height="1.4583in" style:rel-height="scale" draw:z-index="3"><draw:object-ole xlink:href="./Object 5" xlink:type="simple" xlink:show="embed" xlink:actuate="onLoad"/><draw:image xlink:href="./ObjectReplacements/Object 5" xlink:type="simple" xlink:show="embed" xlink:actuate="onLoad"/></draw:frame></text:p>
      <text:p text:style-name="P18"><text:span text:style-name="Default_20_Paragraph_20_Font"><text:span text:style-name="T2">Проверка на Связность:</text:span></text:span></text:p>
      <text:p text:style-name="P8">После DFS-обхода проверьте, посещены ли все вершины.Если какая-либо вершина не посещена, граф считается несвязанным; в противном случае он связан.</text:p>
      <text:p text:style-name="P18"><draw:frame draw:style-name="fr1" draw:name="rectole0000000005" text:anchor-type="as-char" svg:y="0in" svg:width="4.052in" style:rel-width="scale" svg:height="1.9272in" style:rel-height="scale" draw:z-index="4"><draw:object-ole xlink:href="./Object 6" xlink:type="simple" xlink:show="embed" xlink:actuate="onLoad"/><draw:image xlink:href="./ObjectReplacements/Object 6" xlink:type="simple" xlink:show="embed" xlink:actuate="onLoad"/></draw:frame></text:p>
      <text:p text:style-name="P18"><text:span text:style-name="Default_20_Paragraph_20_Font"><text:span text:style-name="T2">Вывод Результата:</text:span></text:span></text:p>
      <text:p text:style-name="P8"><text:soft-page-break/>Выведите результат в зависимости от статуса связности.</text:p>
      <text:p text:style-name="P18"><draw:frame draw:style-name="fr1" draw:name="rectole0000000006" text:anchor-type="as-char" svg:y="0in" svg:width="4.5311in" style:rel-width="scale" svg:height="1.7291in" style:rel-height="scale" draw:z-index="5"><draw:object-ole xlink:href="./Object 7" xlink:type="simple" xlink:show="embed" xlink:actuate="onLoad"/><draw:image xlink:href="./ObjectReplacements/Object 7" xlink:type="simple" xlink:show="embed" xlink:actuate="onLoad"/></draw:frame></text:p>
      <text:p text:style-name="P18"><text:span text:style-name="Default_20_Paragraph_20_Font"><text:span text:style-name="T2">Освобождение Памяти:</text:span></text:span></text:p>
      <text:p text:style-name="P8">Освободите память, выделенную для массива visited.</text:p>
      <text:p text:style-name="P18"><draw:frame draw:style-name="fr1" draw:name="rectole0000000007" text:anchor-type="as-char" svg:y="0in" svg:width="2.4165in" style:rel-width="scale" svg:height="0.5311in" style:rel-height="scale" draw:z-index="6"><draw:object-ole xlink:href="./Object 8" xlink:type="simple" xlink:show="embed" xlink:actuate="onLoad"/><draw:image xlink:href="./ObjectReplacements/Object 8" xlink:type="simple" xlink:show="embed" xlink:actuate="onLoad"/></draw:frame></text:p>
      <text:p text:style-name="P13">Тесты</text:p>
      <text:p text:style-name="P16">Негативные</text:p>
      <text:list xml:id="list1150149526" text:style-name="L3">
        <text:list-item>
          <text:p text:style-name="P28">Неправильный пункт меню</text:p>
        </text:list-item>
        <text:list-item>
          <text:p text:style-name="P28">Вывод пустого графа</text:p>
        </text:list-item>
        <text:list-item>
          <text:p text:style-name="P28">Определение связанности графа пустого</text:p>
        </text:list-item>
      </text:list>
      <text:p text:style-name="P16">Позитивные</text:p>
      <text:p text:style-name="P22"><text:span text:style-name="Default_20_Paragraph_20_Font"><text:span text:style-name="T1">Вывод корректно введенных графов:</text:span></text:span></text:p>
      <text:p text:style-name="P19"><text:soft-page-break/><draw:frame draw:style-name="fr1" draw:name="rectole0000000008" text:anchor-type="as-char" svg:y="0in" svg:width="2.1252in" style:rel-width="scale" svg:height="4.948in" style:rel-height="scale" draw:z-index="7"><draw:object-ole xlink:href="./Object 9" xlink:type="simple" xlink:show="embed" xlink:actuate="onLoad"/><draw:image xlink:href="./ObjectReplacements/Object 9" xlink:type="simple" xlink:show="embed" xlink:actuate="onLoad"/></draw:frame></text:p>
      <text:p text:style-name="P6"/>
      <text:p text:style-name="P13">Ответы на контрольные вопросы</text:p>
      <text:list xml:id="list3802142493" text:style-name="L4">
        <text:list-item>
          <text:p text:style-name="P31">Что такое граф? </text:p>
        </text:list-item>
      </text:list>
      <text:p text:style-name="P2">Граф – это конечное множество вершин и ребер, соединяющих их, т. е.: G = &lt; V,E &gt;, где V – конечное непустое множество вершин; Е – множество ребер (пар вершин).</text:p>
      <text:p text:style-name="P11"/>
      <text:list xml:id="list2253387116" text:style-name="L5">
        <text:list-item>
          <text:p text:style-name="P32">Как представляются графы в памяти? </text:p>
        </text:list-item>
      </text:list>
      <text:p text:style-name="P3">Графы в памяти могут представляться различным способом. Один из видов представления графов – это матрица смежности B(n*n); В этой матрице элемент b[i,j]=1, если ребро, связывающее вершины Vi <text:soft-page-break/>и Vj существует и b[i,j]=0, если ребра нет. У неориентированных графов матрица смежности всегда симметрична. </text:p>
      <text:p text:style-name="P23"><text:span text:style-name="Default_20_Paragraph_20_Font"><text:span text:style-name="T1">Во многих случаях удобнее представлять граф в виде так называемого списка смежностей. Список смежностей содержит для каждой вершины из множества вершин V список тех вершин, которые непосредственно связаны с этой вершиной. Каждый элемент (ZAP[u]) списка смежностей является записью, содержащей данную вершину и указатель на следующую запись в списке (для последней записи в списке этот указатель – пустой).</text:span></text:span></text:p>
      <text:list xml:id="list1736466548" text:style-name="L6">
        <text:list-item>
          <text:p text:style-name="P33">Какие операции возможны над графами? </text:p>
        </text:list-item>
      </text:list>
      <text:p text:style-name="P4">Перечислим основные операции по работе с графовыми структурами: • поиск кратчайшего пути от одной вершины к другой (если он есть); • поиск кратчайшего пути от одной вершины ко всем другим; </text:p>
      <text:p text:style-name="P4">• поиск кратчайших путей между всеми вершинами; </text:p>
      <text:p text:style-name="P4">• поиск эйлерова пути (если он есть); </text:p>
      <text:p text:style-name="P4">• поиск гамильтонова пути (если он есть).</text:p>
      <text:p text:style-name="P12"/>
      <text:list xml:id="list872662663" text:style-name="L7">
        <text:list-item>
          <text:p text:style-name="P34">Какие способы обхода графов существуют?</text:p>
        </text:list-item>
      </text:list>
      <text:p text:style-name="P5">Один из основных методов проектирования графовых алгоритмов – это поиск (или обход графа) в глубину (depth first search, DFS).</text:p>
      <text:p text:style-name="P24"><text:span text:style-name="Default_20_Paragraph_20_Font"><text:span text:style-name="T1">Указанного недостатка лишен другой метод обхода графа – поиск в ширину (breadth first search, BFS).</text:span></text:span></text:p>
      <text:list xml:id="list979849493" text:style-name="L8">
        <text:list-item>
          <text:p text:style-name="P35">Где используются грифовые структуры?</text:p>
        </text:list-item>
      </text:list>
      <text:p text:style-name="P20"><text:span text:style-name="Default_20_Paragraph_20_Font"><text:span text:style-name="T1">Графовые структуры используются для моделирования социальных графов (социальных сетей), семантической паутины.</text:span></text:span></text:p>
      <text:list xml:id="list2217540919" text:style-name="L9">
        <text:list-item>
          <text:p text:style-name="P36">Какие пути в графе Вы знаете?</text:p>
        </text:list-item>
      </text:list>
      <text:p text:style-name="P25"><text:span text:style-name="Default_20_Paragraph_20_Font"><text:span text:style-name="T1"><text:s text:c="5"/>Непростой путь, Эйлеров путь, Гамильтонов путь.</text:span></text:span></text:p>
      <text:list xml:id="list2477747751" text:style-name="L10">
        <text:list-item>
          <text:p text:style-name="P37">Что такое каркасы графа?</text:p>
        </text:list-item>
      </text:list>
      <text:p text:style-name="P9"><text:soft-page-break/><text:s text:c="5"/>Каркасы графа – это деревья, в которые входят все вершины графа и некоторые его ребра.</text:p>
      <text:p text:style-name="P21"><text:span text:style-name="Default_20_Paragraph_20_Font"><text:span text:style-name="T5">Вывод</text:span></text:span></text:p>
      <text:p text:style-name="P21"><text:span text:style-name="Default_20_Paragraph_20_Font"><text:span text:style-name="T1">Для реализации данной задачи применен алгоритм поиска в глубину. Начальные данные представлены списком смежности. Данный тип задачи применим к повседневной жизни, например, для нахождения пути на карте, если закрыты кратчайшие пути к пункту назначения.</text:span>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29T07:56:00Z</meta:creation-date>
    <dc:date>2024-01-31T22:25:39.606925848</dc:date>
    <meta:editing-cycles>4</meta:editing-cycles>
    <meta:editing-duration>PT6M48S</meta:editing-duration>
    <meta:document-statistic meta:table-count="0" meta:image-count="0" meta:object-count="8" meta:page-count="9" meta:paragraph-count="119" meta:word-count="823" meta:character-count="5817" meta:non-whitespace-character-count="5046"/>
    <meta:template xlink:type="simple" xlink:actuate="onRequest" xlink:title="" xlink:href="../../../../Engineering%20graphics/OTChET_TISD_LAB_08.odt/Normal"/>
  </office:meta>
</office:document-meta>
</file>